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53in"/>
    </style:style>
    <style:style style:name="co2" style:family="table-column">
      <style:table-column-properties fo:break-before="auto" style:column-width="0.5882in"/>
    </style:style>
    <style:style style:name="co3" style:family="table-column">
      <style:table-column-properties fo:break-before="auto" style:column-width="0.5654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 style:text-align-source="fix" style:repeat-content="false" fo:border="0.0138in solid #000000" style:vertical-align="middl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ce2" style:family="table-cell" style:parent-style-name="Default">
      <style:table-cell-properties fo:background-color="#ff9966" fo:border="0.0138in solid #000000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order-bottom="none" fo:background-color="#ffcc99" fo:border-left="0.0071in solid #000000" fo:border-right="0.0138in solid #000000" fo:border-top="0.0071in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ffcc99" fo:border-left="0.0071in solid #000000" fo:border-right="0.0138in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ffcc99" fo:border-left="0.0071in solid #000000" fo:border-right="0.0138in solid #000000" fo:border-top="0.0138in solid #800000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38in solid #800000" fo:background-color="#ffcc99" fo:border-left="0.0071in solid #000000" fo:border-right="0.0138in solid #000000" fo:border-top="none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ackground-color="#ffcc99" fo:border-left="0.0071in solid #000000" fo:border-right="0.0138in solid #000000" fo:border-top="0.0071in solid #800000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071in solid #800000" fo:background-color="#ffcc99" fo:border-left="0.0071in solid #000000" fo:border-right="0.0138in solid #000000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071in solid #000000" fo:background-color="#ffcc99" fo:border-left="0.0071in solid #000000" fo:border-right="0.0138in solid #000000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none" fo:border-right="none" fo:border-top="0.0071in solid #0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1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fo:border-bottom="none" fo:background-color="#ffffcc" style:text-align-source="fix" style:repeat-content="false" fo:border-left="none" fo:border-right="none" fo:border-top="0.0138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13" style:family="table-cell" style:parent-style-name="Default">
      <style:table-cell-properties fo:border-bottom="0.0138in solid #800000" fo:background-color="#ffffcc" style:text-align-source="fix" style:repeat-content="false" fo:border-left="none" fo:border-right="none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14" style:family="table-cell" style:parent-style-name="Default">
      <style:table-cell-properties fo:border-bottom="0.0071in solid #800000" fo:background-color="#ffffcc" style:text-align-source="fix" style:repeat-content="false" fo:border-left="none" fo:border-right="none" fo:border-top="0.0071in solid #800000" style:vertical-align="middl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15" style:family="table-cell" style:parent-style-name="Default">
      <style:table-cell-properties fo:border-bottom="0.0071in solid #800000" fo:background-color="#ffffcc" style:text-align-source="fix" style:repeat-content="false" fo:border-left="none" fo:border-right="none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16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17" style:family="table-cell" style:parent-style-name="Default">
      <style:table-cell-properties fo:border-bottom="0.0138in solid #800000" fo:background-color="#ffffcc" style:text-align-source="fix" style:repeat-content="false" fo:border-left="none" fo:border-right="none" fo:border-top="0.0138in solid #800000" style:vertical-align="middl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18" style:family="table-cell" style:parent-style-name="Default">
      <style:table-cell-properties fo:border-bottom="0.0071in solid #000000" fo:background-color="#ffffcc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19" style:family="table-cell" style:parent-style-name="Default">
      <style:table-cell-properties fo:border-bottom="0.0071in solid #000000" fo:background-color="#ffffcc" style:text-align-source="fix" style:repeat-content="false" fo:border-left="none" fo:border-right="none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20" style:family="table-cell" style:parent-style-name="Default">
      <style:table-cell-properties fo:background-color="#ff9966" style:text-align-source="fix" style:repeat-content="false" fo:border="0.0138in solid #ff0000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138in solid #ff0000" fo:border-right="0.0138in solid #ff0000" fo:border-top="0.0071in solid #0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none" fo:background-color="#33cc66" style:text-align-source="fix" style:repeat-content="false" fo:border-left="0.0138in solid #ff0000" fo:border-right="0.0138in solid #ff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0.0138in solid #ff0000" fo:border-right="0.0138in solid #ff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138in solid #ff0000" fo:border-right="0.0138in solid #ff0000" fo:border-top="0.0138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25" style:family="table-cell" style:parent-style-name="Default">
      <style:table-cell-properties fo:border-bottom="0.0138in solid #800000" fo:background-color="#ffffcc" style:text-align-source="fix" style:repeat-content="false" fo:border-left="0.0138in solid #ff0000" fo:border-right="0.0138in solid #ff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26" style:family="table-cell" style:parent-style-name="Default">
      <style:table-cell-properties fo:border-bottom="none" fo:background-color="#33cc66" style:text-align-source="fix" style:repeat-content="false" fo:border-left="0.0138in solid #ff0000" fo:border-right="0.0138in solid #ff0000" fo:border-top="0.0071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27" style:family="table-cell" style:parent-style-name="Default">
      <style:table-cell-properties fo:border-bottom="0.0071in solid #800000" fo:background-color="#33cc66" style:text-align-source="fix" style:repeat-content="false" fo:border-left="0.0138in solid #ff0000" fo:border-right="0.0138in solid #ff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order-bottom="none" fo:background-color="#33cc66" style:text-align-source="fix" style:repeat-content="false" fo:border-left="0.0138in solid #ff0000" fo:border-right="0.0138in solid #ff0000" fo:border-top="0.0138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29" style:family="table-cell" style:parent-style-name="Default">
      <style:table-cell-properties fo:border-bottom="0.0138in solid #800000" fo:background-color="#33cc66" style:text-align-source="fix" style:repeat-content="false" fo:border-left="0.0138in solid #ff0000" fo:border-right="0.0138in solid #ff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0.0138in solid #ff0000" fo:background-color="#33cc66" style:text-align-source="fix" style:repeat-content="false" fo:border-left="0.0138in solid #ff0000" fo:border-right="0.0138in solid #ff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order-bottom="0.0138in solid #000000" fo:background-color="#ff9966" style:text-align-source="fix" style:repeat-content="false" fo:border-left="0.0138in solid #ff0000" fo:border-right="0.0138in solid #000000" fo:border-top="0.0138in solid #000000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138in solid #000000" fo:border-top="0.0071in solid #0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none" fo:border-right="0.0138in solid #00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34" style:family="table-cell" style:parent-style-name="Default">
      <style:table-cell-properties fo:border-bottom="none" fo:background-color="#ffffcc" style:text-align-source="fix" style:repeat-content="false" fo:border-left="none" fo:border-right="0.0138in solid #000000" fo:border-top="0.0138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35" style:family="table-cell" style:parent-style-name="Default">
      <style:table-cell-properties fo:border-bottom="0.0138in solid #800000" fo:background-color="#ffffcc" style:text-align-source="fix" style:repeat-content="false" fo:border-left="none" fo:border-right="0.0138in solid #00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36" style:family="table-cell" style:parent-style-name="Default">
      <style:table-cell-properties fo:border-bottom="none" fo:background-color="#ffffcc" style:text-align-source="fix" style:repeat-content="false" fo:border-left="none" fo:border-right="0.0138in solid #000000" fo:border-top="0.0071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37" style:family="table-cell" style:parent-style-name="Default">
      <style:table-cell-properties fo:border-bottom="0.0071in solid #800000" fo:background-color="#ffffcc" style:text-align-source="fix" style:repeat-content="false" fo:border-left="none" fo:border-right="0.0138in solid #00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38" style:family="table-cell" style:parent-style-name="Default">
      <style:table-cell-properties fo:border-bottom="0.0071in solid #000000" fo:background-color="#ffffcc" style:text-align-source="fix" style:repeat-content="false" fo:border-left="none" fo:border-right="0.0138in solid #00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39" style:family="table-cell" style:parent-style-name="Default">
      <style:table-cell-properties fo:background-color="#ff9966" style:text-align-source="fix" style:repeat-content="false" fo:border="0.0138in solid #000000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Default">
      <style:table-cell-properties fo:background-color="#33cc66" style:text-align-source="fix" style:repeat-content="false" fo:border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41" style:family="table-cell" style:parent-style-name="Default">
      <style:table-cell-properties fo:border-bottom="none" fo:background-color="#33cc66" style:text-align-source="fix" style:repeat-content="false" fo:border-left="none" fo:border-right="none" fo:border-top="0.0071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42" style:family="table-cell" style:parent-style-name="Default">
      <style:table-cell-properties fo:border-bottom="none" fo:background-color="#33cc66" style:text-align-source="fix" style:repeat-content="false" fo:border-left="none" fo:border-right="none" fo:border-top="0.0138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43" style:family="table-cell" style:parent-style-name="Default">
      <style:table-cell-properties fo:border-bottom="none" fo:background-color="#33cc66" style:text-align-source="fix" style:repeat-content="false" fo:border-left="0.0138in solid #ff0000" fo:border-right="0.0138in solid #ff0000" fo:border-top="0.0071in solid #0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44" style:family="table-cell" style:parent-style-name="Default">
      <style:table-cell-properties fo:border-bottom="none" fo:background-color="#ffffcc" style:text-align-source="fix" style:repeat-content="false" fo:border-left="0.0138in solid #ff0000" fo:border-right="0.0138in solid #ff0000" fo:border-top="0.0071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fo:border-bottom="0.0071in solid #800000" fo:background-color="#ffffcc" style:text-align-source="fix" style:repeat-content="false" fo:border-left="0.0138in solid #ff0000" fo:border-right="0.0138in solid #ff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46" style:family="table-cell" style:parent-style-name="Default">
      <style:table-cell-properties fo:border-bottom="0.0138in solid #ff0000" fo:background-color="#ffffcc" style:text-align-source="fix" style:repeat-content="false" fo:border-left="0.0138in solid #ff0000" fo:border-right="0.0138in solid #ff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47" style:family="table-cell" style:parent-style-name="Default">
      <style:table-cell-properties fo:border-bottom="0.0138in solid #800000" fo:background-color="#33cc66" style:text-align-source="fix" style:repeat-content="false" fo:border-left="none" fo:border-right="none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48" style:family="table-cell" style:parent-style-name="Default">
      <style:table-cell-properties fo:border-bottom="none" fo:background-color="#ffffcc" style:text-align-source="fix" style:repeat-content="false" fo:border-left="none" fo:border-right="none" fo:border-top="0.0071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49" style:family="table-cell" style:parent-style-name="Default">
      <style:table-cell-properties fo:border-bottom="none" fo:background-color="#33cc66" style:text-align-source="fix" style:repeat-content="false" fo:border-left="none" fo:border-right="none" fo:border-top="0.0071in solid #0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0" style:family="table-cell" style:parent-style-name="Default">
      <style:table-cell-properties fo:border-bottom="0.0071in solid #800000" fo:background-color="#33cc66" style:text-align-source="fix" style:repeat-content="false" fo:border-left="none" fo:border-right="none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1" style:family="table-cell" style:parent-style-name="Default">
      <style:table-cell-properties fo:border-bottom="0.0071in solid #000000" fo:background-color="#33cc66" style:text-align-source="fix" style:repeat-content="false" fo:border-left="none" fo:border-right="none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2" style:family="table-cell" style:parent-style-name="Default">
      <style:table-cell-properties fo:border-bottom="none" fo:background-color="#ffffcc" style:text-align-source="fix" style:repeat-content="false" fo:border-left="none" fo:border-right="0.0071in solid #000000" fo:border-top="0.0071in solid #0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none" fo:background-color="#ffffcc" style:text-align-source="fix" style:repeat-content="false" fo:border-left="none" fo:border-right="0.0071in solid #00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4" style:family="table-cell" style:parent-style-name="Default">
      <style:table-cell-properties fo:border-bottom="none" fo:background-color="#ffffcc" style:text-align-source="fix" style:repeat-content="false" fo:border-left="none" fo:border-right="0.0071in solid #000000" fo:border-top="0.0138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5" style:family="table-cell" style:parent-style-name="Default">
      <style:table-cell-properties fo:border-bottom="0.0138in solid #800000" fo:background-color="#ffffcc" style:text-align-source="fix" style:repeat-content="false" fo:border-left="none" fo:border-right="0.0071in solid #00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order-bottom="none" fo:background-color="#33cc66" style:text-align-source="fix" style:repeat-content="false" fo:border-left="none" fo:border-right="0.0071in solid #00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7" style:family="table-cell" style:parent-style-name="Default">
      <style:table-cell-properties fo:border-bottom="none" fo:background-color="#ffffcc" style:text-align-source="fix" style:repeat-content="false" fo:border-left="none" fo:border-right="0.0071in solid #000000" fo:border-top="0.0071in solid #800000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8" style:family="table-cell" style:parent-style-name="Default">
      <style:table-cell-properties fo:border-bottom="0.0071in solid #800000" fo:background-color="#ffffcc" style:text-align-source="fix" style:repeat-content="false" fo:border-left="none" fo:border-right="0.0071in solid #00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ce59" style:family="table-cell" style:parent-style-name="Default">
      <style:table-cell-properties fo:border-bottom="0.0071in solid #000000" fo:background-color="#ffffcc" style:text-align-source="fix" style:repeat-content="false" fo:border-left="none" fo:border-right="0.0071in solid #000000" fo:border-top="none"/>
      <style:paragraph-properties fo:text-align="center" fo:margin-left="0in"/>
      <style:text-properties fo:font-size="9pt" fo:font-style="normal" style:font-size-asian="9pt" style:font-style-asian="normal" style:font-size-complex="9pt" style:font-style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22"/>
        <table:table-column table:style-name="co4" table:default-cell-style-name="ce33"/>
        <table:table-column table:style-name="co4" table:default-cell-style-name="ce11"/>
        <table:table-column table:style-name="co3" table:default-cell-style-name="ce23"/>
        <table:table-column table:style-name="co5" table:default-cell-style-name="ce33"/>
        <table:table-column table:style-name="co4" table:default-cell-style-name="ce11"/>
        <table:table-column table:style-name="co3" table:default-cell-style-name="ce23"/>
        <table:table-column table:style-name="co4" table:default-cell-style-name="ce33"/>
        <table:table-column table:style-name="co4" table:default-cell-style-name="ce11"/>
        <table:table-column table:style-name="co3" table:default-cell-style-name="ce23"/>
        <table:table-column table:style-name="co4" table:default-cell-style-name="ce33"/>
        <table:table-column table:style-name="co4" table:default-cell-style-name="ce53"/>
        <table:table-row table:style-name="ro1">
          <table:table-cell table:style-name="ce1" office:value-type="string" table:number-columns-spanned="1" table:number-rows-spanned="2">
            <text:p>Tipo de Grafo</text:p>
          </table:table-cell>
          <table:table-cell table:style-name="ce1" office:value-type="string" table:number-columns-spanned="1" table:number-rows-spanned="2">
            <text:p>Exacto</text:p>
          </table:table-cell>
          <table:table-cell table:style-name="ce1" office:value-type="string" table:number-columns-spanned="3" table:number-rows-spanned="1">
            <text:p>Heuristica peso/grado</text:p>
          </table:table-cell>
          <table:covered-table-cell table:style-name="ce2"/>
          <table:covered-table-cell table:style-name="ce2"/>
          <table:table-cell table:style-name="ce1" office:value-type="string" table:number-columns-spanned="3" table:number-rows-spanned="1">
            <text:p>Heuristica con peso</text:p>
          </table:table-cell>
          <table:covered-table-cell table:style-name="ce2"/>
          <table:covered-table-cell table:style-name="ce2"/>
          <table:table-cell table:style-name="ce1" office:value-type="string" table:number-columns-spanned="3" table:number-rows-spanned="1">
            <text:p>Heuristica con grado</text:p>
          </table:table-cell>
          <table:covered-table-cell table:style-name="ce2"/>
          <table:covered-table-cell table:style-name="ce2"/>
          <table:table-cell table:style-name="ce1" office:value-type="string" table:number-columns-spanned="3" table:number-rows-spanned="1">
            <text:p>Heuristica peso/vecindad</text:p>
          </table:table-cell>
          <table:covered-table-cell table:style-name="ce2"/>
          <table:covered-table-cell table:style-name="ce2"/>
        </table:table-row>
        <table:table-row table:style-name="ro1">
          <table:covered-table-cell table:style-name="ce2"/>
          <table:covered-table-cell table:style-name="ce2"/>
          <table:table-cell table:style-name="ce20" office:value-type="string">
            <text:p>Sin BL</text:p>
          </table:table-cell>
          <table:table-cell table:style-name="ce31" office:value-type="string">
            <text:p>Con BL1</text:p>
          </table:table-cell>
          <table:table-cell table:style-name="ce39" office:value-type="string">
            <text:p>Con BL2</text:p>
          </table:table-cell>
          <table:table-cell table:style-name="ce20" office:value-type="string">
            <text:p>Sin BL</text:p>
          </table:table-cell>
          <table:table-cell table:style-name="ce31" office:value-type="string">
            <text:p>Con BL1</text:p>
          </table:table-cell>
          <table:table-cell table:style-name="ce39" office:value-type="string">
            <text:p>Con BL2</text:p>
          </table:table-cell>
          <table:table-cell table:style-name="ce20" office:value-type="string">
            <text:p>Sin BL</text:p>
          </table:table-cell>
          <table:table-cell table:style-name="ce31" office:value-type="string">
            <text:p>Con BL1</text:p>
          </table:table-cell>
          <table:table-cell table:style-name="ce39" office:value-type="string">
            <text:p>Con BL2</text:p>
          </table:table-cell>
          <table:table-cell table:style-name="ce20" office:value-type="string">
            <text:p>Sin BL</text:p>
          </table:table-cell>
          <table:table-cell table:style-name="ce31" office:value-type="string">
            <text:p>Con BL1</text:p>
          </table:table-cell>
          <table:table-cell table:style-name="ce39" office:value-type="string">
            <text:p>Con BL2</text:p>
          </table:table-cell>
        </table:table-row>
        <table:table-row table:style-name="ro2">
          <table:table-cell table:style-name="ce3" office:value-type="string">
            <text:p>1) 30 nodos BD</text:p>
          </table:table-cell>
          <table:table-cell table:style-name="ce10" office:value-type="float" office:value="2500">
            <text:p>2500</text:p>
          </table:table-cell>
          <table:table-cell table:style-name="ce21" office:value-type="float" office:value="2060">
            <text:p>2060</text:p>
          </table:table-cell>
          <table:table-cell table:style-name="ce32" office:value-type="string">
            <text:p>2060 (1)</text:p>
          </table:table-cell>
          <table:table-cell table:style-name="ce10" office:value-type="string">
            <text:p>2060 (1)</text:p>
          </table:table-cell>
          <table:table-cell table:style-name="ce43" office:value-type="float" office:value="2180">
            <text:p>2180</text:p>
          </table:table-cell>
          <table:table-cell table:style-name="ce32" office:value-type="string">
            <text:p>2180 (1)</text:p>
          </table:table-cell>
          <table:table-cell table:style-name="ce10" office:value-type="string">
            <text:p>2180 (1)</text:p>
          </table:table-cell>
          <table:table-cell table:style-name="ce21" office:value-type="float" office:value="1700">
            <text:p>1700</text:p>
          </table:table-cell>
          <table:table-cell table:style-name="ce32" office:value-type="string">
            <text:p>1960 (3)</text:p>
          </table:table-cell>
          <table:table-cell table:style-name="ce49" office:value-type="string">
            <text:p>2410 (6)</text:p>
          </table:table-cell>
          <table:table-cell table:style-name="ce21" office:value-type="float" office:value="1930">
            <text:p>1930</text:p>
          </table:table-cell>
          <table:table-cell table:style-name="ce32" office:value-type="string">
            <text:p>1930 (1)</text:p>
          </table:table-cell>
          <table:table-cell table:style-name="ce52" office:value-type="string">
            <text:p>2400 (4)</text:p>
          </table:table-cell>
        </table:table-row>
        <table:table-row table:style-name="ro2">
          <table:table-cell office:value-type="string">
            <text:p>2) 30 nodos BD</text:p>
          </table:table-cell>
          <table:table-cell office:value-type="float" office:value="2540">
            <text:p>2540</text:p>
          </table:table-cell>
          <table:table-cell office:value-type="float" office:value="2310">
            <text:p>2310</text:p>
          </table:table-cell>
          <table:table-cell office:value-type="string">
            <text:p>2330 (2)</text:p>
          </table:table-cell>
          <table:table-cell table:style-name="ce40" office:value-type="string">
            <text:p>2440 (2)</text:p>
          </table:table-cell>
          <table:table-cell office:value-type="float" office:value="2170">
            <text:p>2170</text:p>
          </table:table-cell>
          <table:table-cell table:number-columns-repeated="2" office:value-type="string">
            <text:p>2170 (1)</text:p>
          </table:table-cell>
          <table:table-cell office:value-type="float" office:value="1830">
            <text:p>1830</text:p>
          </table:table-cell>
          <table:table-cell office:value-type="string">
            <text:p>2190 (4)</text:p>
          </table:table-cell>
          <table:table-cell office:value-type="string">
            <text:p>2360 (2)</text:p>
          </table:table-cell>
          <table:table-cell office:value-type="float" office:value="2000">
            <text:p>2000</text:p>
          </table:table-cell>
          <table:table-cell office:value-type="string">
            <text:p>2200 (4)</text:p>
          </table:table-cell>
          <table:table-cell office:value-type="string">
            <text:p>2430 (3)</text:p>
          </table:table-cell>
        </table:table-row>
        <table:table-row table:style-name="ro2">
          <table:table-cell office:value-type="string">
            <text:p>3) 30 nodos BD</text:p>
          </table:table-cell>
          <table:table-cell office:value-type="float" office:value="2680">
            <text:p>2680</text:p>
          </table:table-cell>
          <table:table-cell table:style-name="ce23" office:value-type="float" office:value="1910">
            <text:p>1910</text:p>
          </table:table-cell>
          <table:table-cell office:value-type="string">
            <text:p>1910 (1)</text:p>
          </table:table-cell>
          <table:table-cell office:value-type="string">
            <text:p>2610 (8)</text:p>
          </table:table-cell>
          <table:table-cell table:style-name="ce22" office:value-type="float" office:value="1930">
            <text:p>1930</text:p>
          </table:table-cell>
          <table:table-cell office:value-type="string">
            <text:p>1930 (1)</text:p>
          </table:table-cell>
          <table:table-cell office:value-type="string">
            <text:p>2250 (2)</text:p>
          </table:table-cell>
          <table:table-cell office:value-type="float" office:value="1650">
            <text:p>1650</text:p>
          </table:table-cell>
          <table:table-cell office:value-type="string">
            <text:p>1880 (3)</text:p>
          </table:table-cell>
          <table:table-cell table:style-name="ce40" office:value-type="string">
            <text:p>2680 (5)</text:p>
          </table:table-cell>
          <table:table-cell office:value-type="float" office:value="1570">
            <text:p>1570</text:p>
          </table:table-cell>
          <table:table-cell office:value-type="string">
            <text:p>1570 (1)</text:p>
          </table:table-cell>
          <table:table-cell office:value-type="string">
            <text:p>1890 (2)</text:p>
          </table:table-cell>
        </table:table-row>
        <table:table-row table:style-name="ro2">
          <table:table-cell table:style-name="ce5" office:value-type="string">
            <text:p>1) 30 nodos MD</text:p>
          </table:table-cell>
          <table:table-cell table:style-name="ce12" office:value-type="float" office:value="2490">
            <text:p>2490</text:p>
          </table:table-cell>
          <table:table-cell table:style-name="ce24" office:value-type="float" office:value="1670">
            <text:p>1670</text:p>
          </table:table-cell>
          <table:table-cell table:style-name="ce34" office:value-type="string">
            <text:p>1800 (3)</text:p>
          </table:table-cell>
          <table:table-cell table:style-name="ce12" office:value-type="string">
            <text:p>1800 (1)</text:p>
          </table:table-cell>
          <table:table-cell table:style-name="ce28" office:value-type="float" office:value="1900">
            <text:p>1900</text:p>
          </table:table-cell>
          <table:table-cell table:style-name="ce34" office:value-type="string">
            <text:p>1900 (1)</text:p>
          </table:table-cell>
          <table:table-cell table:style-name="ce12" office:value-type="string">
            <text:p>2380 (3)</text:p>
          </table:table-cell>
          <table:table-cell table:style-name="ce24" office:value-type="float" office:value="1350">
            <text:p>1350</text:p>
          </table:table-cell>
          <table:table-cell table:style-name="ce34" office:value-type="string">
            <text:p>1740 (6)</text:p>
          </table:table-cell>
          <table:table-cell table:style-name="ce42" office:value-type="string">
            <text:p>2490 (7)</text:p>
          </table:table-cell>
          <table:table-cell table:style-name="ce24" office:value-type="float" office:value="1750">
            <text:p>1750</text:p>
          </table:table-cell>
          <table:table-cell table:style-name="ce34" office:value-type="string">
            <text:p>1750 (1)</text:p>
          </table:table-cell>
          <table:table-cell table:style-name="ce54" office:value-type="string">
            <text:p>1750 (1)</text:p>
          </table:table-cell>
        </table:table-row>
        <table:table-row table:style-name="ro2">
          <table:table-cell office:value-type="string">
            <text:p>2) 30 nodos MD</text:p>
          </table:table-cell>
          <table:table-cell office:value-type="float" office:value="2250">
            <text:p>2250</text:p>
          </table:table-cell>
          <table:table-cell office:value-type="float" office:value="1710">
            <text:p>1710</text:p>
          </table:table-cell>
          <table:table-cell office:value-type="string">
            <text:p>1810 (3)</text:p>
          </table:table-cell>
          <table:table-cell office:value-type="string">
            <text:p>1810 (1)</text:p>
          </table:table-cell>
          <table:table-cell office:value-type="float" office:value="1570">
            <text:p>1570</text:p>
          </table:table-cell>
          <table:table-cell office:value-type="string">
            <text:p>1570 (1)</text:p>
          </table:table-cell>
          <table:table-cell office:value-type="string">
            <text:p>2100 (4)</text:p>
          </table:table-cell>
          <table:table-cell office:value-type="float" office:value="1200">
            <text:p>1200</text:p>
          </table:table-cell>
          <table:table-cell office:value-type="string">
            <text:p>1580 (5)</text:p>
          </table:table-cell>
          <table:table-cell table:style-name="ce40" office:value-type="string">
            <text:p>2180 (5)</text:p>
          </table:table-cell>
          <table:table-cell office:value-type="float" office:value="1210">
            <text:p>1210</text:p>
          </table:table-cell>
          <table:table-cell office:value-type="string">
            <text:p>1280 (3)</text:p>
          </table:table-cell>
          <table:table-cell office:value-type="string">
            <text:p>2170 (6)</text:p>
          </table:table-cell>
        </table:table-row>
        <table:table-row table:style-name="ro2">
          <table:table-cell table:style-name="ce6" office:value-type="string">
            <text:p>3) 30 nodos MD</text:p>
          </table:table-cell>
          <table:table-cell table:style-name="ce13" office:value-type="float" office:value="2450">
            <text:p>2450</text:p>
          </table:table-cell>
          <table:table-cell table:style-name="ce25" office:value-type="float" office:value="1490">
            <text:p>1490</text:p>
          </table:table-cell>
          <table:table-cell table:style-name="ce35" office:value-type="string">
            <text:p>1550 (2)</text:p>
          </table:table-cell>
          <table:table-cell table:style-name="ce13" office:value-type="string">
            <text:p>2030 (3)</text:p>
          </table:table-cell>
          <table:table-cell table:style-name="ce29" office:value-type="float" office:value="1810">
            <text:p>1810</text:p>
          </table:table-cell>
          <table:table-cell table:style-name="ce35" office:value-type="string">
            <text:p>1810 (1)</text:p>
          </table:table-cell>
          <table:table-cell table:style-name="ce47" office:value-type="string">
            <text:p>2110 (2)</text:p>
          </table:table-cell>
          <table:table-cell table:style-name="ce25" office:value-type="float" office:value="1420">
            <text:p>1420</text:p>
          </table:table-cell>
          <table:table-cell table:style-name="ce35" office:value-type="string">
            <text:p>1420 (1)</text:p>
          </table:table-cell>
          <table:table-cell table:style-name="ce13" office:value-type="string">
            <text:p>1420 (1)</text:p>
          </table:table-cell>
          <table:table-cell table:style-name="ce25" office:value-type="float" office:value="1470">
            <text:p>1470</text:p>
          </table:table-cell>
          <table:table-cell table:style-name="ce35" office:value-type="string">
            <text:p>1470 (1)</text:p>
          </table:table-cell>
          <table:table-cell table:style-name="ce55" office:value-type="string">
            <text:p>1700 (2)</text:p>
          </table:table-cell>
        </table:table-row>
        <table:table-row table:style-name="ro2">
          <table:table-cell office:value-type="string">
            <text:p>1) 30 nodos AD</text:p>
          </table:table-cell>
          <table:table-cell office:value-type="float" office:value="1930">
            <text:p>1930</text:p>
          </table:table-cell>
          <table:table-cell table:style-name="ce23" office:value-type="float" office:value="810">
            <text:p>810</text:p>
          </table:table-cell>
          <table:table-cell office:value-type="string">
            <text:p>1010 (2)</text:p>
          </table:table-cell>
          <table:table-cell office:value-type="string">
            <text:p>1800 (5)</text:p>
          </table:table-cell>
          <table:table-cell table:style-name="ce22" office:value-type="float" office:value="1750">
            <text:p>1750</text:p>
          </table:table-cell>
          <table:table-cell office:value-type="string">
            <text:p>1750 (1)</text:p>
          </table:table-cell>
          <table:table-cell table:style-name="ce40" office:value-type="string">
            <text:p>1810 (2)</text:p>
          </table:table-cell>
          <table:table-cell office:value-type="float" office:value="580">
            <text:p>580</text:p>
          </table:table-cell>
          <table:table-cell office:value-type="string">
            <text:p>930 (4)</text:p>
          </table:table-cell>
          <table:table-cell office:value-type="string">
            <text:p>1520 (3)</text:p>
          </table:table-cell>
          <table:table-cell office:value-type="float" office:value="1030">
            <text:p>1030</text:p>
          </table:table-cell>
          <table:table-cell office:value-type="string">
            <text:p>1120 (2)</text:p>
          </table:table-cell>
          <table:table-cell office:value-type="string">
            <text:p>1450 (3)</text:p>
          </table:table-cell>
        </table:table-row>
        <table:table-row table:style-name="ro2">
          <table:table-cell office:value-type="string">
            <text:p>2) 30 nodos AD</text:p>
          </table:table-cell>
          <table:table-cell office:value-type="float" office:value="1830">
            <text:p>1830</text:p>
          </table:table-cell>
          <table:table-cell table:style-name="ce23" office:value-type="float" office:value="1280">
            <text:p>1280</text:p>
          </table:table-cell>
          <table:table-cell office:value-type="string">
            <text:p>1370 (3)</text:p>
          </table:table-cell>
          <table:table-cell office:value-type="string">
            <text:p>1710 (4)</text:p>
          </table:table-cell>
          <table:table-cell table:style-name="ce22" office:value-type="float" office:value="1410">
            <text:p>1410</text:p>
          </table:table-cell>
          <table:table-cell table:number-columns-repeated="2" office:value-type="string">
            <text:p>1410 (1)</text:p>
          </table:table-cell>
          <table:table-cell office:value-type="float" office:value="1080">
            <text:p>1080</text:p>
          </table:table-cell>
          <table:table-cell office:value-type="string">
            <text:p>1350 (4)</text:p>
          </table:table-cell>
          <table:table-cell office:value-type="string">
            <text:p>1710 (4)</text:p>
          </table:table-cell>
          <table:table-cell office:value-type="float" office:value="790">
            <text:p>790</text:p>
          </table:table-cell>
          <table:table-cell office:value-type="string">
            <text:p>870 (3)</text:p>
          </table:table-cell>
          <table:table-cell table:style-name="ce56" office:value-type="string">
            <text:p>1830 (6)</text:p>
          </table:table-cell>
        </table:table-row>
        <table:table-row table:style-name="ro2">
          <table:table-cell office:value-type="string">
            <text:p>3) 30 nodos AD</text:p>
          </table:table-cell>
          <table:table-cell office:value-type="float" office:value="1930">
            <text:p>1930</text:p>
          </table:table-cell>
          <table:table-cell table:style-name="ce23" office:value-type="float" office:value="1090">
            <text:p>1090</text:p>
          </table:table-cell>
          <table:table-cell office:value-type="string">
            <text:p>1170 (3)</text:p>
          </table:table-cell>
          <table:table-cell office:value-type="string">
            <text:p>1720 (5)</text:p>
          </table:table-cell>
          <table:table-cell table:style-name="ce22" office:value-type="float" office:value="1200">
            <text:p>1200</text:p>
          </table:table-cell>
          <table:table-cell office:value-type="string">
            <text:p>1200 (1)</text:p>
          </table:table-cell>
          <table:table-cell office:value-type="string">
            <text:p>1690 (4)</text:p>
          </table:table-cell>
          <table:table-cell office:value-type="float" office:value="830">
            <text:p>830</text:p>
          </table:table-cell>
          <table:table-cell office:value-type="string">
            <text:p>1290 (4)</text:p>
          </table:table-cell>
          <table:table-cell office:value-type="string">
            <text:p>1550 (4)</text:p>
          </table:table-cell>
          <table:table-cell office:value-type="float" office:value="910">
            <text:p>910</text:p>
          </table:table-cell>
          <table:table-cell office:value-type="string">
            <text:p>970 (2)</text:p>
          </table:table-cell>
          <table:table-cell table:style-name="ce56" office:value-type="string">
            <text:p>1740 (5)</text:p>
          </table:table-cell>
        </table:table-row>
        <table:table-row table:style-name="ro2">
          <table:table-cell table:style-name="ce7" office:value-type="string">
            <text:p>1) 300 nodos BD</text:p>
          </table:table-cell>
          <table:table-cell table:style-name="ce14" table:number-columns-spanned="1" table:number-rows-spanned="3"/>
          <table:table-cell table:style-name="ce26" office:value-type="float" office:value="61590">
            <text:p>61590</text:p>
          </table:table-cell>
          <table:table-cell table:style-name="ce36" office:value-type="string">
            <text:p>70680 (24)</text:p>
          </table:table-cell>
          <table:table-cell table:style-name="ce41" office:value-type="string">
            <text:p>122910 (18)</text:p>
          </table:table-cell>
          <table:table-cell table:style-name="ce44" office:value-type="float" office:value="56280">
            <text:p>56280</text:p>
          </table:table-cell>
          <table:table-cell table:style-name="ce36" office:value-type="string">
            <text:p>56280 (1)</text:p>
          </table:table-cell>
          <table:table-cell table:style-name="ce48" office:value-type="string">
            <text:p>117770 (22)</text:p>
          </table:table-cell>
          <table:table-cell table:style-name="ce44" office:value-type="float" office:value="45810">
            <text:p>45810</text:p>
          </table:table-cell>
          <table:table-cell table:style-name="ce36" office:value-type="string">
            <text:p>74190 (26)</text:p>
          </table:table-cell>
          <table:table-cell table:style-name="ce48" office:value-type="string">
            <text:p>109680 (14)</text:p>
          </table:table-cell>
          <table:table-cell table:style-name="ce44" office:value-type="float" office:value="52810">
            <text:p>52810</text:p>
          </table:table-cell>
          <table:table-cell table:style-name="ce36" office:value-type="string">
            <text:p>53910 (6)</text:p>
          </table:table-cell>
          <table:table-cell table:style-name="ce57" office:value-type="string">
            <text:p>114020 (23)</text:p>
          </table:table-cell>
        </table:table-row>
        <table:table-row table:style-name="ro2">
          <table:table-cell office:value-type="string">
            <text:p>2) 300 nodos BD</text:p>
          </table:table-cell>
          <table:covered-table-cell/>
          <table:table-cell office:value-type="float" office:value="68210">
            <text:p>68210</text:p>
          </table:table-cell>
          <table:table-cell office:value-type="string">
            <text:p>70480 (11)</text:p>
          </table:table-cell>
          <table:table-cell table:style-name="ce40" office:value-type="string">
            <text:p>137780 (23)</text:p>
          </table:table-cell>
          <table:table-cell office:value-type="float" office:value="59940">
            <text:p>59940</text:p>
          </table:table-cell>
          <table:table-cell office:value-type="string">
            <text:p>59940 (1)</text:p>
          </table:table-cell>
          <table:table-cell office:value-type="string">
            <text:p>135650 (34)</text:p>
          </table:table-cell>
          <table:table-cell office:value-type="float" office:value="51540">
            <text:p>51540</text:p>
          </table:table-cell>
          <table:table-cell office:value-type="string">
            <text:p>75030 (27)</text:p>
          </table:table-cell>
          <table:table-cell office:value-type="string">
            <text:p>134250 (20)</text:p>
          </table:table-cell>
          <table:table-cell office:value-type="float" office:value="53870">
            <text:p>53870</text:p>
          </table:table-cell>
          <table:table-cell office:value-type="string">
            <text:p>57060 (9)</text:p>
          </table:table-cell>
          <table:table-cell office:value-type="string">
            <text:p>130680 (24)</text:p>
          </table:table-cell>
        </table:table-row>
        <table:table-row table:style-name="ro2">
          <table:table-cell table:style-name="ce8" office:value-type="string">
            <text:p>3) 300 nodos BD</text:p>
          </table:table-cell>
          <table:covered-table-cell table:style-name="ce15"/>
          <table:table-cell table:style-name="ce27" office:value-type="float" office:value="59970">
            <text:p>59970</text:p>
          </table:table-cell>
          <table:table-cell table:style-name="ce37" office:value-type="string">
            <text:p>67170 (17)</text:p>
          </table:table-cell>
          <table:table-cell table:style-name="ce15" office:value-type="string">
            <text:p>109270 (18)</text:p>
          </table:table-cell>
          <table:table-cell table:style-name="ce45" office:value-type="float" office:value="51680">
            <text:p>51680</text:p>
          </table:table-cell>
          <table:table-cell table:style-name="ce37" office:value-type="string">
            <text:p>51680 (1)</text:p>
          </table:table-cell>
          <table:table-cell table:style-name="ce15" office:value-type="string">
            <text:p>113190 (26)</text:p>
          </table:table-cell>
          <table:table-cell table:style-name="ce45" office:value-type="float" office:value="44630">
            <text:p>44630</text:p>
          </table:table-cell>
          <table:table-cell table:style-name="ce37" office:value-type="string">
            <text:p>71150 (24)</text:p>
          </table:table-cell>
          <table:table-cell table:style-name="ce50" office:value-type="string">
            <text:p>121340 (22)</text:p>
          </table:table-cell>
          <table:table-cell table:style-name="ce45" office:value-type="float" office:value="50230">
            <text:p>50230</text:p>
          </table:table-cell>
          <table:table-cell table:style-name="ce37" office:value-type="string">
            <text:p>56620 (15)</text:p>
          </table:table-cell>
          <table:table-cell table:style-name="ce58" office:value-type="string">
            <text:p>115680 (22)</text:p>
          </table:table-cell>
        </table:table-row>
        <table:table-row table:style-name="ro2">
          <table:table-cell office:value-type="string">
            <text:p>1) 300 nodos MD</text:p>
          </table:table-cell>
          <table:table-cell table:style-name="ce16" table:number-columns-spanned="1" table:number-rows-spanned="3"/>
          <table:table-cell office:value-type="float" office:value="44690">
            <text:p>44690</text:p>
          </table:table-cell>
          <table:table-cell office:value-type="string">
            <text:p>52670 (14)</text:p>
          </table:table-cell>
          <table:table-cell office:value-type="string">
            <text:p>94900 (16)</text:p>
          </table:table-cell>
          <table:table-cell office:value-type="float" office:value="34930">
            <text:p>34930</text:p>
          </table:table-cell>
          <table:table-cell office:value-type="string">
            <text:p>34930 (1)</text:p>
          </table:table-cell>
          <table:table-cell office:value-type="string">
            <text:p>91240 (17)</text:p>
          </table:table-cell>
          <table:table-cell office:value-type="float" office:value="28880">
            <text:p>28880</text:p>
          </table:table-cell>
          <table:table-cell office:value-type="string">
            <text:p>59070 (32)</text:p>
          </table:table-cell>
          <table:table-cell office:value-type="string">
            <text:p>94760 (20)</text:p>
          </table:table-cell>
          <table:table-cell office:value-type="float" office:value="36310">
            <text:p>36310</text:p>
          </table:table-cell>
          <table:table-cell office:value-type="string">
            <text:p>39760 (15)</text:p>
          </table:table-cell>
          <table:table-cell table:style-name="ce56" office:value-type="string">
            <text:p>99200 (18)</text:p>
          </table:table-cell>
        </table:table-row>
        <table:table-row table:style-name="ro2">
          <table:table-cell office:value-type="string">
            <text:p>2) 300 nodos MD</text:p>
          </table:table-cell>
          <table:covered-table-cell/>
          <table:table-cell office:value-type="float" office:value="43390">
            <text:p>43390</text:p>
          </table:table-cell>
          <table:table-cell office:value-type="string">
            <text:p>45900 (10)</text:p>
          </table:table-cell>
          <table:table-cell office:value-type="string">
            <text:p>90010 (14)</text:p>
          </table:table-cell>
          <table:table-cell office:value-type="float" office:value="35740">
            <text:p>35740</text:p>
          </table:table-cell>
          <table:table-cell office:value-type="string">
            <text:p>35740 (1)</text:p>
          </table:table-cell>
          <table:table-cell office:value-type="string">
            <text:p>92110 (22)</text:p>
          </table:table-cell>
          <table:table-cell office:value-type="float" office:value="32630">
            <text:p>32630</text:p>
          </table:table-cell>
          <table:table-cell office:value-type="string">
            <text:p>54900 (24)</text:p>
          </table:table-cell>
          <table:table-cell table:style-name="ce40" office:value-type="string">
            <text:p>96320 (13)</text:p>
          </table:table-cell>
          <table:table-cell office:value-type="float" office:value="33060">
            <text:p>33060</text:p>
          </table:table-cell>
          <table:table-cell office:value-type="string">
            <text:p>36160 (9)</text:p>
          </table:table-cell>
          <table:table-cell office:value-type="string">
            <text:p>86390 (16)</text:p>
          </table:table-cell>
        </table:table-row>
        <table:table-row table:style-name="ro2">
          <table:table-cell office:value-type="string">
            <text:p>3) 300 nodos MD</text:p>
          </table:table-cell>
          <table:covered-table-cell/>
          <table:table-cell office:value-type="float" office:value="40090">
            <text:p>40090</text:p>
          </table:table-cell>
          <table:table-cell office:value-type="string">
            <text:p>45510 (14)</text:p>
          </table:table-cell>
          <table:table-cell table:style-name="ce40" office:value-type="string">
            <text:p>99450 (22)</text:p>
          </table:table-cell>
          <table:table-cell office:value-type="float" office:value="32510">
            <text:p>32510</text:p>
          </table:table-cell>
          <table:table-cell office:value-type="string">
            <text:p>32510 (1)</text:p>
          </table:table-cell>
          <table:table-cell office:value-type="string">
            <text:p>96070 (25)</text:p>
          </table:table-cell>
          <table:table-cell office:value-type="float" office:value="26850">
            <text:p>26850</text:p>
          </table:table-cell>
          <table:table-cell office:value-type="string">
            <text:p>52620 (23)</text:p>
          </table:table-cell>
          <table:table-cell office:value-type="string">
            <text:p>85580 (12)</text:p>
          </table:table-cell>
          <table:table-cell office:value-type="float" office:value="31840">
            <text:p>31840</text:p>
          </table:table-cell>
          <table:table-cell office:value-type="string">
            <text:p>34470 (12)</text:p>
          </table:table-cell>
          <table:table-cell office:value-type="string">
            <text:p>94420 (16)</text:p>
          </table:table-cell>
        </table:table-row>
        <table:table-row table:style-name="ro2">
          <table:table-cell table:style-name="ce5" office:value-type="string">
            <text:p>1) 300 nodos AD</text:p>
          </table:table-cell>
          <table:table-cell table:style-name="ce17" table:number-columns-spanned="1" table:number-rows-spanned="3"/>
          <table:table-cell table:style-name="ce28" office:value-type="float" office:value="34480">
            <text:p>34480</text:p>
          </table:table-cell>
          <table:table-cell table:style-name="ce34" office:value-type="string">
            <text:p>37920 (14)</text:p>
          </table:table-cell>
          <table:table-cell table:style-name="ce12" office:value-type="string">
            <text:p>77030 (15)</text:p>
          </table:table-cell>
          <table:table-cell table:style-name="ce24" office:value-type="float" office:value="25830">
            <text:p>25830</text:p>
          </table:table-cell>
          <table:table-cell table:style-name="ce34" office:value-type="string">
            <text:p>25830 (1)</text:p>
          </table:table-cell>
          <table:table-cell table:style-name="ce42" office:value-type="string">
            <text:p>81140 (15)</text:p>
          </table:table-cell>
          <table:table-cell table:style-name="ce24" office:value-type="float" office:value="17610">
            <text:p>17610</text:p>
          </table:table-cell>
          <table:table-cell table:style-name="ce34" office:value-type="string">
            <text:p>36510 (17)</text:p>
          </table:table-cell>
          <table:table-cell table:style-name="ce12" office:value-type="string">
            <text:p>74790 (15)</text:p>
          </table:table-cell>
          <table:table-cell table:style-name="ce24" office:value-type="float" office:value="26240">
            <text:p>26240</text:p>
          </table:table-cell>
          <table:table-cell table:style-name="ce34" office:value-type="string">
            <text:p>28480 (7)</text:p>
          </table:table-cell>
          <table:table-cell table:style-name="ce54" office:value-type="string">
            <text:p>76090 (19)</text:p>
          </table:table-cell>
        </table:table-row>
        <table:table-row table:style-name="ro2">
          <table:table-cell office:value-type="string">
            <text:p>2) 300 nodos AD</text:p>
          </table:table-cell>
          <table:covered-table-cell/>
          <table:table-cell office:value-type="float" office:value="34830">
            <text:p>34830</text:p>
          </table:table-cell>
          <table:table-cell office:value-type="string">
            <text:p>39880 (14)</text:p>
          </table:table-cell>
          <table:table-cell office:value-type="string">
            <text:p>76810 (12)</text:p>
          </table:table-cell>
          <table:table-cell office:value-type="float" office:value="23920">
            <text:p>23920</text:p>
          </table:table-cell>
          <table:table-cell office:value-type="string">
            <text:p>23920 (1)</text:p>
          </table:table-cell>
          <table:table-cell office:value-type="string">
            <text:p>70680 (16)</text:p>
          </table:table-cell>
          <table:table-cell office:value-type="float" office:value="13490">
            <text:p>13490</text:p>
          </table:table-cell>
          <table:table-cell office:value-type="string">
            <text:p>44860 (20)</text:p>
          </table:table-cell>
          <table:table-cell office:value-type="string">
            <text:p>71420 (9)</text:p>
          </table:table-cell>
          <table:table-cell office:value-type="float" office:value="27770">
            <text:p>27770</text:p>
          </table:table-cell>
          <table:table-cell office:value-type="string">
            <text:p>28450 (7)</text:p>
          </table:table-cell>
          <table:table-cell table:style-name="ce56" office:value-type="string">
            <text:p>77030 (13)</text:p>
          </table:table-cell>
        </table:table-row>
        <table:table-row table:style-name="ro2">
          <table:table-cell table:style-name="ce6" office:value-type="string">
            <text:p>3) 300 nodos AD</text:p>
          </table:table-cell>
          <table:covered-table-cell table:style-name="ce13"/>
          <table:table-cell table:style-name="ce29" office:value-type="float" office:value="33240">
            <text:p>33240</text:p>
          </table:table-cell>
          <table:table-cell table:style-name="ce35" office:value-type="string">
            <text:p>37700 (15)</text:p>
          </table:table-cell>
          <table:table-cell table:style-name="ce13" office:value-type="string">
            <text:p>77250 (12)</text:p>
          </table:table-cell>
          <table:table-cell table:style-name="ce25" office:value-type="float" office:value="23540">
            <text:p>23540</text:p>
          </table:table-cell>
          <table:table-cell table:style-name="ce35" office:value-type="string">
            <text:p>23540 (1)</text:p>
          </table:table-cell>
          <table:table-cell table:style-name="ce13" office:value-type="string">
            <text:p>73640 (10)</text:p>
          </table:table-cell>
          <table:table-cell table:style-name="ce25" office:value-type="float" office:value="19810">
            <text:p>19810</text:p>
          </table:table-cell>
          <table:table-cell table:style-name="ce35" office:value-type="string">
            <text:p>42020 (23)</text:p>
          </table:table-cell>
          <table:table-cell table:style-name="ce47" office:value-type="string">
            <text:p>80310 (16)</text:p>
          </table:table-cell>
          <table:table-cell table:style-name="ce25" office:value-type="float" office:value="29950">
            <text:p>29950</text:p>
          </table:table-cell>
          <table:table-cell table:style-name="ce35" office:value-type="string">
            <text:p>31190 (7)</text:p>
          </table:table-cell>
          <table:table-cell table:style-name="ce55" office:value-type="string">
            <text:p>78380 (14)</text:p>
          </table:table-cell>
        </table:table-row>
        <table:table-row table:style-name="ro2">
          <table:table-cell office:value-type="string">
            <text:p>1) 600 nodos BD</text:p>
          </table:table-cell>
          <table:table-cell table:style-name="ce16" table:number-columns-spanned="1" table:number-rows-spanned="3"/>
          <table:table-cell office:value-type="float" office:value="185800">
            <text:p>185800</text:p>
          </table:table-cell>
          <table:table-cell office:value-type="string">
            <text:p>210010 (32)</text:p>
          </table:table-cell>
          <table:table-cell office:value-type="string">
            <text:p>398540 (36)</text:p>
          </table:table-cell>
          <table:table-cell office:value-type="float" office:value="139740">
            <text:p>139740</text:p>
          </table:table-cell>
          <table:table-cell office:value-type="string">
            <text:p>139740 (1)</text:p>
          </table:table-cell>
          <table:table-cell office:value-type="string">
            <text:p>411530 (40)</text:p>
          </table:table-cell>
          <table:table-cell office:value-type="float" office:value="129770">
            <text:p>129770</text:p>
          </table:table-cell>
          <table:table-cell office:value-type="string">
            <text:p>222800 (56)</text:p>
          </table:table-cell>
          <table:table-cell table:style-name="ce40" office:value-type="string">
            <text:p>412590 (44)</text:p>
          </table:table-cell>
          <table:table-cell office:value-type="float" office:value="136250">
            <text:p>136250</text:p>
          </table:table-cell>
          <table:table-cell office:value-type="string">
            <text:p>150580 (22)</text:p>
          </table:table-cell>
          <table:table-cell office:value-type="string">
            <text:p>399890 (33)</text:p>
          </table:table-cell>
        </table:table-row>
        <table:table-row table:style-name="ro2">
          <table:table-cell office:value-type="string">
            <text:p>2) 600 nodos BD</text:p>
          </table:table-cell>
          <table:covered-table-cell/>
          <table:table-cell office:value-type="float" office:value="186190">
            <text:p>186190</text:p>
          </table:table-cell>
          <table:table-cell office:value-type="string">
            <text:p>212850 (36)</text:p>
          </table:table-cell>
          <table:table-cell table:style-name="ce40" office:value-type="string">
            <text:p>426550 (45)</text:p>
          </table:table-cell>
          <table:table-cell office:value-type="float" office:value="145770">
            <text:p>145770</text:p>
          </table:table-cell>
          <table:table-cell office:value-type="string">
            <text:p>145770 (1)</text:p>
          </table:table-cell>
          <table:table-cell office:value-type="string">
            <text:p>382090 (41)</text:p>
          </table:table-cell>
          <table:table-cell office:value-type="float" office:value="113440">
            <text:p>113440</text:p>
          </table:table-cell>
          <table:table-cell office:value-type="string">
            <text:p>218650 (64)</text:p>
          </table:table-cell>
          <table:table-cell office:value-type="string">
            <text:p>416750 (46)</text:p>
          </table:table-cell>
          <table:table-cell office:value-type="float" office:value="134870">
            <text:p>134870</text:p>
          </table:table-cell>
          <table:table-cell office:value-type="string">
            <text:p>143550 (12)</text:p>
          </table:table-cell>
          <table:table-cell office:value-type="string">
            <text:p>411800 (52)</text:p>
          </table:table-cell>
        </table:table-row>
        <table:table-row table:style-name="ro2">
          <table:table-cell office:value-type="string">
            <text:p>3) 600 nodos BD</text:p>
          </table:table-cell>
          <table:covered-table-cell/>
          <table:table-cell office:value-type="float" office:value="181980">
            <text:p>181980</text:p>
          </table:table-cell>
          <table:table-cell office:value-type="string">
            <text:p>201970 (18)</text:p>
          </table:table-cell>
          <table:table-cell office:value-type="string">
            <text:p>434590 (31)</text:p>
          </table:table-cell>
          <table:table-cell office:value-type="float" office:value="153510">
            <text:p>153510</text:p>
          </table:table-cell>
          <table:table-cell office:value-type="string">
            <text:p>153510 (1)</text:p>
          </table:table-cell>
          <table:table-cell table:style-name="ce40" office:value-type="string">
            <text:p>438430 (46)</text:p>
          </table:table-cell>
          <table:table-cell office:value-type="float" office:value="150400">
            <text:p>150400</text:p>
          </table:table-cell>
          <table:table-cell office:value-type="string">
            <text:p>219100 (40)</text:p>
          </table:table-cell>
          <table:table-cell office:value-type="string">
            <text:p>421380 (37)</text:p>
          </table:table-cell>
          <table:table-cell office:value-type="float" office:value="132540">
            <text:p>132540</text:p>
          </table:table-cell>
          <table:table-cell office:value-type="string">
            <text:p>144050 (24)</text:p>
          </table:table-cell>
          <table:table-cell office:value-type="string">
            <text:p>424520 (47)</text:p>
          </table:table-cell>
        </table:table-row>
        <table:table-row table:style-name="ro2">
          <table:table-cell table:style-name="ce5" office:value-type="string">
            <text:p>1) 600 nodos MD</text:p>
          </table:table-cell>
          <table:table-cell table:style-name="ce17" table:number-columns-spanned="1" table:number-rows-spanned="3"/>
          <table:table-cell table:style-name="ce28" office:value-type="float" office:value="125810">
            <text:p>125810</text:p>
          </table:table-cell>
          <table:table-cell table:style-name="ce34" office:value-type="string">
            <text:p>137350 (24)</text:p>
          </table:table-cell>
          <table:table-cell table:style-name="ce42" office:value-type="string">
            <text:p>310930 (25)</text:p>
          </table:table-cell>
          <table:table-cell table:style-name="ce24" office:value-type="float" office:value="111680">
            <text:p>111680</text:p>
          </table:table-cell>
          <table:table-cell table:style-name="ce34" office:value-type="string">
            <text:p>111680 (1)</text:p>
          </table:table-cell>
          <table:table-cell table:style-name="ce12" office:value-type="string">
            <text:p>281010 (24)</text:p>
          </table:table-cell>
          <table:table-cell table:style-name="ce24" office:value-type="float" office:value="88130">
            <text:p>88130</text:p>
          </table:table-cell>
          <table:table-cell table:style-name="ce34" office:value-type="string">
            <text:p>146790 (42)</text:p>
          </table:table-cell>
          <table:table-cell table:style-name="ce12" office:value-type="string">
            <text:p>309170 (23)</text:p>
          </table:table-cell>
          <table:table-cell table:style-name="ce24" office:value-type="float" office:value="101540">
            <text:p>101540</text:p>
          </table:table-cell>
          <table:table-cell table:style-name="ce34" office:value-type="string">
            <text:p>108260 (11)</text:p>
          </table:table-cell>
          <table:table-cell table:style-name="ce54" office:value-type="string">
            <text:p>273750 (23)</text:p>
          </table:table-cell>
        </table:table-row>
        <table:table-row table:style-name="ro2">
          <table:table-cell office:value-type="string">
            <text:p>2) 600 nodos MD</text:p>
          </table:table-cell>
          <table:covered-table-cell/>
          <table:table-cell office:value-type="float" office:value="114880">
            <text:p>114880</text:p>
          </table:table-cell>
          <table:table-cell office:value-type="string">
            <text:p>131390 (25)</text:p>
          </table:table-cell>
          <table:table-cell table:style-name="ce40" office:value-type="string">
            <text:p>296050 (33)</text:p>
          </table:table-cell>
          <table:table-cell office:value-type="float" office:value="94050">
            <text:p>94050</text:p>
          </table:table-cell>
          <table:table-cell office:value-type="string">
            <text:p>94050 (1)</text:p>
          </table:table-cell>
          <table:table-cell office:value-type="string">
            <text:p>280830 (22)</text:p>
          </table:table-cell>
          <table:table-cell office:value-type="float" office:value="70530">
            <text:p>70530</text:p>
          </table:table-cell>
          <table:table-cell office:value-type="string">
            <text:p>154610 (41)</text:p>
          </table:table-cell>
          <table:table-cell office:value-type="string">
            <text:p>282220 (21)</text:p>
          </table:table-cell>
          <table:table-cell office:value-type="float" office:value="88270">
            <text:p>88270</text:p>
          </table:table-cell>
          <table:table-cell office:value-type="string">
            <text:p>97490 (17)</text:p>
          </table:table-cell>
          <table:table-cell office:value-type="string">
            <text:p>293230 (30)</text:p>
          </table:table-cell>
        </table:table-row>
        <table:table-row table:style-name="ro2">
          <table:table-cell table:style-name="ce6" office:value-type="string">
            <text:p>3) 600 nodos MD</text:p>
          </table:table-cell>
          <table:covered-table-cell table:style-name="ce13"/>
          <table:table-cell table:style-name="ce29" office:value-type="float" office:value="125940">
            <text:p>125940</text:p>
          </table:table-cell>
          <table:table-cell table:style-name="ce35" office:value-type="string">
            <text:p>143960 (26)</text:p>
          </table:table-cell>
          <table:table-cell table:style-name="ce13" office:value-type="string">
            <text:p>298620 (33)</text:p>
          </table:table-cell>
          <table:table-cell table:style-name="ce25" office:value-type="float" office:value="99820">
            <text:p>99820</text:p>
          </table:table-cell>
          <table:table-cell table:style-name="ce35" office:value-type="string">
            <text:p>99820 (1)</text:p>
          </table:table-cell>
          <table:table-cell table:style-name="ce13" office:value-type="string">
            <text:p>293900 (29)</text:p>
          </table:table-cell>
          <table:table-cell table:style-name="ce25" office:value-type="float" office:value="83710">
            <text:p>83710</text:p>
          </table:table-cell>
          <table:table-cell table:style-name="ce35" office:value-type="string">
            <text:p>151470 (36)</text:p>
          </table:table-cell>
          <table:table-cell table:style-name="ce47" office:value-type="string">
            <text:p>310800 (27)</text:p>
          </table:table-cell>
          <table:table-cell table:style-name="ce25" office:value-type="float" office:value="88000">
            <text:p>88000</text:p>
          </table:table-cell>
          <table:table-cell table:style-name="ce35" office:value-type="string">
            <text:p>99650 (18)</text:p>
          </table:table-cell>
          <table:table-cell table:style-name="ce55" office:value-type="string">
            <text:p>307530 (27)</text:p>
          </table:table-cell>
        </table:table-row>
        <table:table-row table:style-name="ro2">
          <table:table-cell office:value-type="string">
            <text:p>1) 600 nodos AD</text:p>
          </table:table-cell>
          <table:table-cell table:style-name="ce18" table:number-columns-spanned="1" table:number-rows-spanned="3"/>
          <table:table-cell office:value-type="float" office:value="110060">
            <text:p>110060</text:p>
          </table:table-cell>
          <table:table-cell office:value-type="string">
            <text:p>120580 (12)</text:p>
          </table:table-cell>
          <table:table-cell office:value-type="string">
            <text:p>281340 (19)</text:p>
          </table:table-cell>
          <table:table-cell office:value-type="float" office:value="76640">
            <text:p>76640</text:p>
          </table:table-cell>
          <table:table-cell office:value-type="string">
            <text:p>76640 (1)</text:p>
          </table:table-cell>
          <table:table-cell office:value-type="string">
            <text:p>244060 (17)</text:p>
          </table:table-cell>
          <table:table-cell office:value-type="float" office:value="75230">
            <text:p>75230</text:p>
          </table:table-cell>
          <table:table-cell office:value-type="string">
            <text:p>125860 (30)</text:p>
          </table:table-cell>
          <table:table-cell office:value-type="string">
            <text:p>279540 (19)</text:p>
          </table:table-cell>
          <table:table-cell office:value-type="float" office:value="89770">
            <text:p>89770</text:p>
          </table:table-cell>
          <table:table-cell office:value-type="string">
            <text:p>92630 (12)</text:p>
          </table:table-cell>
          <table:table-cell table:style-name="ce56" office:value-type="string">
            <text:p>285920 (29)</text:p>
          </table:table-cell>
        </table:table-row>
        <table:table-row table:style-name="ro2">
          <table:table-cell office:value-type="string">
            <text:p>2) 600 nodos AD</text:p>
          </table:table-cell>
          <table:covered-table-cell/>
          <table:table-cell office:value-type="float" office:value="104810">
            <text:p>104810</text:p>
          </table:table-cell>
          <table:table-cell office:value-type="string">
            <text:p>115850 (23)</text:p>
          </table:table-cell>
          <table:table-cell office:value-type="string">
            <text:p>247970 (19)</text:p>
          </table:table-cell>
          <table:table-cell office:value-type="float" office:value="76800">
            <text:p>76800</text:p>
          </table:table-cell>
          <table:table-cell office:value-type="string">
            <text:p>76800 (1)</text:p>
          </table:table-cell>
          <table:table-cell office:value-type="string">
            <text:p>258090 (29)</text:p>
          </table:table-cell>
          <table:table-cell office:value-type="float" office:value="60330">
            <text:p>60330</text:p>
          </table:table-cell>
          <table:table-cell office:value-type="string">
            <text:p>121380 (39)</text:p>
          </table:table-cell>
          <table:table-cell table:style-name="ce40" office:value-type="string">
            <text:p>259830 (21)</text:p>
          </table:table-cell>
          <table:table-cell office:value-type="float" office:value="64790">
            <text:p>64790</text:p>
          </table:table-cell>
          <table:table-cell office:value-type="string">
            <text:p>69580 (15)</text:p>
          </table:table-cell>
          <table:table-cell office:value-type="string">
            <text:p>243880 (28)</text:p>
          </table:table-cell>
        </table:table-row>
        <table:table-row table:style-name="ro2">
          <table:table-cell table:style-name="ce9" office:value-type="string">
            <text:p>3) 600 nodos AD</text:p>
          </table:table-cell>
          <table:covered-table-cell table:style-name="ce19"/>
          <table:table-cell table:style-name="ce30" office:value-type="float" office:value="102590">
            <text:p>102590</text:p>
          </table:table-cell>
          <table:table-cell table:style-name="ce38" office:value-type="string">
            <text:p>115480 (22)</text:p>
          </table:table-cell>
          <table:table-cell table:style-name="ce19" office:value-type="string">
            <text:p>270330 (25)</text:p>
          </table:table-cell>
          <table:table-cell table:style-name="ce46" office:value-type="float" office:value="77150">
            <text:p>77150</text:p>
          </table:table-cell>
          <table:table-cell table:style-name="ce38" office:value-type="string">
            <text:p>77150 (1)</text:p>
          </table:table-cell>
          <table:table-cell table:style-name="ce19" office:value-type="string">
            <text:p>239410 (19)</text:p>
          </table:table-cell>
          <table:table-cell table:style-name="ce46" office:value-type="float" office:value="71930">
            <text:p>71930</text:p>
          </table:table-cell>
          <table:table-cell table:style-name="ce38" office:value-type="string">
            <text:p>126310 (36)</text:p>
          </table:table-cell>
          <table:table-cell table:style-name="ce51" office:value-type="string">
            <text:p>278050 (22)</text:p>
          </table:table-cell>
          <table:table-cell table:style-name="ce46" office:value-type="float" office:value="82780">
            <text:p>82780</text:p>
          </table:table-cell>
          <table:table-cell table:style-name="ce38" office:value-type="string">
            <text:p>85450 (8)</text:p>
          </table:table-cell>
          <table:table-cell table:style-name="ce59" office:value-type="string">
            <text:p>269310 (25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style:scale-to="9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06/23/2009</text:date>, <text:time>23:2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dc:date>2009-06-23T23:21:09</dc:date>
    <meta:editing-cycles>5</meta:editing-cycles>
    <meta:editing-duration>PT02H30M28S</meta:editing-duration>
    <meta:document-statistic meta:table-count="1" meta:cell-count="378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